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8" calcext:value-type="float">
            <text:p>0.78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6" calcext:value-type="float">
            <text:p>0.76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8" calcext:value-type="float">
            <text:p>0.68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-1.62" calcext:value-type="float">
            <text:p>-1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. Ryott Glayzer</meta:initial-creator>
    <meta:creation-date>2024-12-02T12:27:58.044309918</meta:creation-date>
    <dc:date>2024-12-02T12:28:27.176461605</dc:date>
    <dc:creator>H. Ryott Glayzer</dc:creator>
    <meta:editing-duration>PT30S</meta:editing-duration>
    <meta:editing-cycles>1</meta:editing-cycles>
    <meta:document-statistic meta:table-count="1" meta:cell-count="33" meta:object-count="0"/>
    <meta:generator>LibreOffice/24.8.2.1$Linux_X86_64 LibreOffice_project/480$Build-1</meta:generator>
  </office:meta>
</office:document-meta>
</file>